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Frutiger Next LT W1G" svg:font-family="'Frutiger Next LT W1G'"/>
    <style:font-face style:name="Frutiger Next LT W1G1" svg:font-family="'Frutiger Next LT W1G'"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299e46" officeooo:paragraph-rsid="002b59da"/>
    </style:style>
    <style:style style:name="P2" style:family="paragraph" style:parent-style-name="Text_20_body">
      <style:text-properties style:font-name="Frutiger Next LT W1G1" officeooo:rsid="00299e46" officeooo:paragraph-rsid="00299e46"/>
    </style:style>
    <style:style style:name="P3" style:family="paragraph" style:parent-style-name="Standard">
      <style:text-properties style:font-name="Frutiger Next LT W1G1" officeooo:rsid="00299e46" officeooo:paragraph-rsid="00299e46"/>
    </style:style>
    <style:style style:name="P4" style:family="paragraph" style:parent-style-name="Heading_20_1">
      <style:paragraph-properties fo:text-align="center" style:justify-single-word="false"/>
      <style:text-properties style:font-name="Frutiger Next LT W1G1" officeooo:paragraph-rsid="001dabda"/>
    </style:style>
    <style:style style:name="P5" style:family="paragraph" style:parent-style-name="Text_20_body">
      <style:text-properties style:font-name="Frutiger Next LT W1G1" officeooo:rsid="002889db" officeooo:paragraph-rsid="002889db"/>
    </style:style>
    <style:style style:name="P6" style:family="paragraph" style:parent-style-name="Text_20_body" style:list-style-name="L1">
      <style:text-properties style:font-name="Frutiger Next LT W1G1" officeooo:rsid="00299e46" officeooo:paragraph-rsid="00299e46"/>
    </style:style>
    <style:style style:name="P7" style:family="paragraph" style:parent-style-name="Text_20_body" style:list-style-name="L1">
      <style:text-properties style:font-name="Frutiger Next LT W1G1" officeooo:rsid="002caf33" officeooo:paragraph-rsid="002caf33"/>
    </style:style>
    <style:style style:name="P8" style:family="paragraph" style:parent-style-name="Text_20_body" style:list-style-name="L1">
      <style:text-properties officeooo:paragraph-rsid="00299e46"/>
    </style:style>
    <style:style style:name="P9" style:family="paragraph" style:parent-style-name="Heading_20_2">
      <style:text-properties style:font-name="Frutiger Next LT W1G1" officeooo:paragraph-rsid="001dabda"/>
    </style:style>
    <style:style style:name="P10" style:family="paragraph" style:parent-style-name="Heading_20_3">
      <style:text-properties style:font-name="Frutiger Next LT W1G1" officeooo:rsid="00299e46" officeooo:paragraph-rsid="00299e46"/>
    </style:style>
    <style:style style:name="P11" style:family="paragraph" style:parent-style-name="Heading_20_3">
      <style:text-properties style:font-name="Frutiger Next LT W1G1" officeooo:rsid="002caf33" officeooo:paragraph-rsid="002caf33"/>
    </style:style>
    <style:style style:name="T1" style:family="text">
      <style:text-properties fo:font-style="italic" style:font-style-asian="italic" style:font-style-complex="italic"/>
    </style:style>
    <style:style style:name="T2" style:family="text">
      <style:text-properties fo:font-style="italic" officeooo:rsid="00348d82" style:font-style-asian="italic" style:font-style-complex="italic"/>
    </style:style>
    <style:style style:name="T3" style:family="text">
      <style:text-properties officeooo:rsid="00299e46"/>
    </style:style>
    <style:style style:name="T4" style:family="text">
      <style:text-properties style:font-name="Frutiger Next LT W1G1"/>
    </style:style>
    <style:style style:name="T5" style:family="text">
      <style:text-properties style:font-name="Frutiger Next LT W1G1" officeooo:rsid="002b59da"/>
    </style:style>
    <style:style style:name="T6" style:family="text">
      <style:text-properties style:font-name="Frutiger Next LT W1G1" officeooo:rsid="00299e46"/>
    </style:style>
    <style:style style:name="T7" style:family="text">
      <style:text-properties style:font-name="Frutiger Next LT W1G1" fo:font-style="italic" officeooo:rsid="00299e46" style:font-style-asian="italic" style:font-style-complex="italic"/>
    </style:style>
    <style:style style:name="T8" style:family="text">
      <style:text-properties officeooo:rsid="00348d82"/>
    </style:style>
    <style:style style:name="T9" style:family="text">
      <style:text-properties fo:font-style="normal" officeooo:rsid="00348d82" style:font-style-asian="normal" style:font-style-complex="normal"/>
    </style:style>
    <style:style style:name="T10" style:family="text">
      <style:text-properties officeooo:rsid="00360c4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utorial <text:span text:style-name="T10">6</text:span>: <text:span text:style-name="T3">LED-Streifen (WS2812)</text:span></text:h>
      <text:h text:style-name="P9" text:outline-level="2">Ziele</text:h>
      <text:p text:style-name="P3">Sie können externe Bibliotheken installieren und verwenden. Sie wissen, wie Sie WS2812-LED-Streifen ansteuern können</text:p>
      <text:h text:style-name="P9" text:outline-level="2">Aufgaben</text:h>
      <text:p text:style-name="P5">Bauen Sie für diese Aufgaben alle Schaltungen auf dem Breadboard auf.</text:p>
      <text:h text:style-name="P10" text:outline-level="3">WS2812-LED-Streifen sicher anschließen</text:h>
      <text:p text:style-name="P1"><text:span text:style-name="T4">Die LED-Streifen sind sehr empfindlich gegenüber kurzen Stromstößen, wie sie z.B. beim Anstecken des Streifens oder beim Verbinden des Arduino über USB entstehen. </text:span><text:span text:style-name="T5">Siehe auch </text:span><text:a xlink:type="simple" xlink:href="https://learn.adafruit.com/adafruit-neopixel-uberguide/best-practices" text:style-name="Internet_20_link" text:visited-style-name="Visited_20_Internet_20_Link"><text:span text:style-name="T5">https://learn.adafruit.com/adafruit-neopixel-uberguide/best-practices</text:span></text:a></text:p>
      <text:list xml:id="list3271739384" text:style-name="L1">
        <text:list-item>
          <text:p text:style-name="P6"><text:span text:style-name="T8">Schließen Sie den LED-Streifen an und öffen Sie das </text:span><text:span text:style-name="T2">“strandtest”</text:span><text:span text:style-name="T9">-Beispiel</text:span>. Zwischen den beiden Spannungsversorgungs-Pins des LED-Streifens soll ein möglichst großer Kondensator sein (hier sind 47µF ok), zwischen Pin 6 des Arduino und dem DI-Pin des LED-Streifens sollte sich ein Widerstand mit einem Wert von 200 – 400 Ohm befinden. Beachten Sie die Hinweise im <text:span text:style-name="T1">“strandtest”</text:span>-Code.</text:p>
        </text:list-item>
      </text:list>
      <text:h text:style-name="P10" text:outline-level="3">WS2812-LED-Streifen ansteuern</text:h>
      <text:p text:style-name="P2">Stecken Sie den Arduino an und laden Sie das Beispielprogramm hoch. Der LED-Streifen sollte leuchten.</text:p>
      <text:list xml:id="list133027189855827" text:continue-numbering="true" text:style-name="L1">
        <text:list-item>
          <text:p text:style-name="P8"><text:span text:style-name="T6">Verändern Sie den Parameter </text:span><text:span text:style-name="T7">wait</text:span><text:span text:style-name="T6"> für alle Aufrufe von colorWipe von 50 auf 200. Was ist zu erwarten? Testen Sie das Programm.</text:span></text:p>
        </text:list-item>
        <text:list-item>
          <text:p text:style-name="P6">Verändern Sie den Parameter <text:span text:style-name="T1">wait</text:span> für alle Aufrufe von colorWipe von 200 auf 300. Was ist zu erwarten? Testen Sie das Programm.</text:p>
        </text:list-item>
      </text:list>
      <text:h text:style-name="P11" text:outline-level="3">Animationen</text:h>
      <text:list xml:id="list133026529278762" text:continue-numbering="true" text:style-name="L1">
        <text:list-item>
          <text:p text:style-name="P7">Schreiben Sie ein Programm, das einen einzelnen farbigen Lichtpunkt den LED-Streifen entlanglaufen lässt.</text:p>
        </text:list-item>
        <text:list-item>
          <text:p text:style-name="P7">Passen Sie das Programm so an, dass der Lichtpunkt von zwei halb so hellen Lichtpunkten flankiert wird (d.h. der Lichtpunkt soll leicht unscharf wirken). Lassen Sie den Lichtpunkt immer hin und her wandern (→ “Larson Scanner”)</text:p>
        </text:list-item>
        <text:list-item>
          <text:p text:style-name="P7">Passen Sie das Programm so an, dass auf einen Tastendruck hin ein Lichtimpuls den LED-Streifen entlangwandert. Es sollen mehrere Impulse gleichzeitig den LED-Streifen entlang wandern können. Welche Datenstruktur ist hierfür sinnvol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Frutiger Next LT W1G" svg:font-family="'Frutiger Next LT W1G'"/>
    <style:font-face style:name="Frutiger Next LT W1G1" svg:font-family="'Frutiger Next LT W1G'"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8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Frutiger Next LT W1G" fo:font-family="'Frutiger Next LT W1G'"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ext-properties fo:font-size="14pt" fo:font-weight="bold" fo:background-color="transparent"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09:22:36.388667016</meta:creation-date>
    <meta:editing-duration>P2DT20H33M17S</meta:editing-duration>
    <meta:editing-cycles>25</meta:editing-cycles>
    <meta:generator>LibreOffice/6.1.5.2$Linux_X86_64 LibreOffice_project/10$Build-2</meta:generator>
    <meta:initial-creator>Raphael Wimmer</meta:initial-creator>
    <dc:date>2019-10-04T13:30:25.441677658</dc:date>
    <meta:printed-by>Raphael Wimmer</meta:printed-by>
    <meta:print-date>2016-09-28T10:44:18.980780957</meta:print-date>
    <meta:document-statistic meta:table-count="0" meta:image-count="0" meta:object-count="0" meta:page-count="1" meta:paragraph-count="16" meta:word-count="265" meta:character-count="1857" meta:non-whitespace-character-count="1616"/>
  </office:meta>
</office:document-meta>
</file>